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2.351cm" style:rel-width="100%" fo:margin-left="0cm" table:align="left"/>
    </style:style>
    <style:style style:name="Tableau1.A" style:family="table-column">
      <style:table-column-properties style:column-width="6.151cm" style:rel-column-width="3487*"/>
    </style:style>
    <style:style style:name="Tableau1.B" style:family="table-column">
      <style:table-column-properties style:column-width="6.2cm" style:rel-column-width="3515*"/>
    </style:style>
    <style:style style:name="Tableau1.A1" style:family="table-cell">
      <style:table-cell-properties fo:background-color="#46ccf6" fo:padding="0.097cm" fo:border="0.05pt solid #000000">
        <style:background-image/>
      </style:table-cell-properties>
    </style:style>
    <style:style style:name="Tableau1.2" style:family="table-row">
      <style:table-row-properties style:min-row-height="0.002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row-height="1.499cm"/>
    </style:style>
    <style:style style:name="Tableau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row-height="0.499cm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5pt solid #000000" fo:border-right="none" fo:border-top="none" fo:border-bottom="none"/>
    </style:style>
    <style:style style:name="Tableau2" style:family="table">
      <style:table-properties style:width="12.351cm" fo:break-before="column" table:align="margins"/>
    </style:style>
    <style:style style:name="Tableau2.A" style:family="table-column">
      <style:table-column-properties style:column-width="4.117cm" style:rel-column-width="21845*"/>
    </style:style>
    <style:style style:name="Tableau2.A1" style:family="table-cell">
      <style:table-cell-properties fo:padding="0.097cm" fo:border="none"/>
    </style:style>
    <style:style style:name="Tableau2.2" style:family="table-row">
      <style:table-row-properties style:min-row-height="0.766cm"/>
    </style:style>
    <style:style style:name="working_5f_periods" style:display-name="working_periods" style:family="table">
      <style:table-properties style:width="12.351cm" table:align="margins"/>
    </style:style>
    <style:style style:name="working_5f_periods.A" style:display-name="working_periods.A" style:family="table-column">
      <style:table-column-properties style:column-width="6.174cm" style:rel-column-width="32758*"/>
    </style:style>
    <style:style style:name="working_5f_periods.B" style:display-name="working_periods.B" style:family="table-column">
      <style:table-column-properties style:column-width="6.177cm" style:rel-column-width="32777*"/>
    </style:style>
    <style:style style:name="working_5f_periods.A1" style:display-name="working_periods.A1" style:family="table-cell">
      <style:table-cell-properties fo:padding="0.097cm" fo:border-left="0.05pt solid #000000" fo:border-right="none" fo:border-top="0.05pt solid #000000" fo:border-bottom="0.05pt solid #000000"/>
    </style:style>
    <style:style style:name="working_5f_periods.B1" style:display-name="working_periods.B1" style:family="table-cell">
      <style:table-cell-properties fo:padding="0.097cm" fo:border="0.05pt solid #000000"/>
    </style:style>
    <style:style style:name="working_5f_periods.A2" style:display-name="working_periods.A2" style:family="table-cell">
      <style:table-cell-properties fo:padding="0.097cm" fo:border-left="0.05pt solid #000000" fo:border-right="none" fo:border-top="none" fo:border-bottom="0.05pt solid #000000"/>
    </style:style>
    <style:style style:name="working_5f_periods.B2" style:display-name="working_period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2.338cm" table:align="left"/>
    </style:style>
    <style:style style:name="Tableau3.A" style:family="table-column">
      <style:table-column-properties style:column-width="6.198cm"/>
    </style:style>
    <style:style style:name="Tableau3.B" style:family="table-column">
      <style:table-column-properties style:column-width="6.14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25.7cm" style:rel-column-width="65535*"/>
    </style:style>
    <style:style style:name="Tableau4.A1" style:family="table-cell">
      <style:table-cell-properties fo:padding="0.097cm" fo:border="0.05pt solid #000000"/>
    </style:style>
    <style:style style:name="spraying_5f_settings" style:display-name="spraying_settings" style:family="table">
      <style:table-properties style:width="25.7cm" table:align="margins"/>
    </style:style>
    <style:style style:name="spraying_5f_settings.A" style:display-name="spraying_settings.A" style:family="table-column">
      <style:table-column-properties style:column-width="3.212cm" style:rel-column-width="8191*"/>
    </style:style>
    <style:style style:name="spraying_5f_settings.H" style:display-name="spraying_settings.H" style:family="table-column">
      <style:table-column-properties style:column-width="3.216cm" style:rel-column-width="8198*"/>
    </style:style>
    <style:style style:name="spraying_5f_settings.A1" style:display-name="spraying_settings.A1" style:family="table-cell">
      <style:table-cell-properties fo:padding="0.097cm" fo:border-left="0.05pt solid #000000" fo:border-right="none" fo:border-top="0.05pt solid #000000" fo:border-bottom="0.05pt solid #000000"/>
    </style:style>
    <style:style style:name="spraying_5f_settings.H1" style:display-name="spraying_settings.H1" style:family="table-cell">
      <style:table-cell-properties fo:padding="0.097cm" fo:border="0.05pt solid #000000"/>
    </style:style>
    <style:style style:name="spraying_5f_settings.A2" style:display-name="spraying_settings.A2" style:family="table-cell">
      <style:table-cell-properties fo:padding="0.097cm" fo:border-left="0.05pt solid #000000" fo:border-right="none" fo:border-top="none" fo:border-bottom="0.05pt solid #000000"/>
    </style:style>
    <style:style style:name="spraying_5f_settings.H2" style:display-name="spraying_settings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2.351cm" table:align="margins"/>
    </style:style>
    <style:style style:name="Tableau5.A" style:family="table-column">
      <style:table-column-properties style:column-width="12.351cm" style:rel-column-width="65535*"/>
    </style:style>
    <style:style style:name="Tableau5.A1" style:family="table-cell">
      <style:table-cell-properties fo:padding="0.097cm" fo:border="0.05pt solid #000000"/>
    </style:style>
    <style:style style:name="intervention" style:family="table">
      <style:table-properties style:width="12.351cm" table:align="margins"/>
    </style:style>
    <style:style style:name="intervention.A" style:family="table-column">
      <style:table-column-properties style:column-width="1.901cm" style:rel-column-width="10089*"/>
    </style:style>
    <style:style style:name="intervention.B" style:family="table-column">
      <style:table-column-properties style:column-width="2.002cm" style:rel-column-width="10622*"/>
    </style:style>
    <style:style style:name="intervention.D" style:family="table-column">
      <style:table-column-properties style:column-width="4.075cm" style:rel-column-width="21620*"/>
    </style:style>
    <style:style style:name="intervention.E" style:family="table-column">
      <style:table-column-properties style:column-width="2.471cm" style:rel-column-width="13115*"/>
    </style:style>
    <style:style style:name="intervention.A1" style:family="table-cell">
      <style:table-cell-properties fo:padding="0.097cm" fo:border-left="0.05pt solid #000000" fo:border-right="none" fo:border-top="0.05pt solid #000000" fo:border-bottom="0.05pt solid #000000"/>
    </style:style>
    <style:style style:name="intervention.E1" style:family="table-cell">
      <style:table-cell-properties fo:padding="0.097cm" fo:border="0.05pt solid #000000"/>
    </style:style>
    <style:style style:name="intervention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intervention.D2" style:family="table-cell">
      <style:table-cell-properties fo:padding="0.097cm" fo:border-left="0.05pt solid #000000" fo:border-right="0.05pt solid #000000" fo:border-top="none" fo:border-bottom="0.05pt solid #000000"/>
    </style:style>
    <style:style style:name="intervention_5f_products_5f_doses" style:display-name="intervention_products_doses" style:family="table">
      <style:table-properties style:width="6.354cm" table:align="margins"/>
    </style:style>
    <style:style style:name="intervention_5f_products_5f_doses.A" style:display-name="intervention_products_doses.A" style:family="table-column">
      <style:table-column-properties style:column-width="4.004cm" style:rel-column-width="41293*"/>
    </style:style>
    <style:style style:name="intervention_5f_products_5f_doses.B" style:display-name="intervention_products_doses.B" style:family="table-column">
      <style:table-column-properties style:column-width="2.35cm" style:rel-column-width="24242*"/>
    </style:style>
    <style:style style:name="intervention_5f_products_5f_doses.A1" style:display-name="intervention_products_doses.A1" style:family="table-cell">
      <style:table-cell-properties style:vertical-align="middle" fo:padding="0.097cm" fo:border-left="none" fo:border-right="0.5pt solid #000000" fo:border-top="none" fo:border-bottom="none"/>
    </style:style>
    <style:style style:name="intervention_5f_products_5f_doses.B1" style:display-name="intervention_products_doses.B1" style:family="table-cell">
      <style:table-cell-properties style:vertical-align="middle" fo:padding="0.097cm" fo:border="none"/>
    </style:style>
    <style:style style:name="intervention_5f_products_5f_doses" style:display-name="intervention_products_doses" style:family="table">
      <style:table-properties style:width="6.354cm" table:align="margins"/>
    </style:style>
    <style:style style:name="intervention_5f_products_5f_doses.A" style:display-name="intervention_products_doses.A" style:family="table-column">
      <style:table-column-properties style:column-width="4.004cm" style:rel-column-width="41293*"/>
    </style:style>
    <style:style style:name="intervention_5f_products_5f_doses.B" style:display-name="intervention_products_doses.B" style:family="table-column">
      <style:table-column-properties style:column-width="2.35cm" style:rel-column-width="24242*"/>
    </style:style>
    <style:style style:name="intervention_5f_products_5f_doses.A1" style:display-name="intervention_products_doses.A1" style:family="table-cell">
      <style:table-cell-properties style:vertical-align="middle" fo:padding="0.097cm" fo:border-left="none" fo:border-right="0.5pt solid #000000" fo:border-top="none" fo:border-bottom="none"/>
    </style:style>
    <style:style style:name="intervention_5f_products_5f_doses.B1" style:display-name="intervention_products_doses.B1" style:family="table-cell">
      <style:table-cell-properties style:vertical-align="middle" fo:padding="0.097cm" fo:border="none"/>
    </style:style>
    <style:style style:name="Tableau6" style:family="table">
      <style:table-properties style:width="12.351cm" fo:break-before="column" table:align="margins"/>
    </style:style>
    <style:style style:name="Tableau6.A" style:family="table-column">
      <style:table-column-properties style:column-width="12.351cm" style:rel-column-width="65535*"/>
    </style:style>
    <style:style style:name="Tableau6.A1" style:family="table-cell">
      <style:table-cell-properties fo:padding="0.097cm" fo:border="0.05pt solid #000000"/>
    </style:style>
    <style:style style:name="sprayer" style:family="table">
      <style:table-properties style:width="12.351cm" table:align="margins"/>
    </style:style>
    <style:style style:name="sprayer.A" style:family="table-column">
      <style:table-column-properties style:column-width="2.2cm" style:rel-column-width="11671*"/>
    </style:style>
    <style:style style:name="sprayer.B" style:family="table-column">
      <style:table-column-properties style:column-width="2.498cm" style:rel-column-width="13253*"/>
    </style:style>
    <style:style style:name="sprayer.C" style:family="table-column">
      <style:table-column-properties style:column-width="4.694cm" style:rel-column-width="24905*"/>
    </style:style>
    <style:style style:name="sprayer.D" style:family="table-column">
      <style:table-column-properties style:column-width="2.96cm" style:rel-column-width="15706*"/>
    </style:style>
    <style:style style:name="sprayer.A1" style:family="table-cell">
      <style:table-cell-properties fo:padding="0.097cm" fo:border-left="0.05pt solid #000000" fo:border-right="none" fo:border-top="0.05pt solid #000000" fo:border-bottom="0.05pt solid #000000"/>
    </style:style>
    <style:style style:name="sprayer.D1" style:family="table-cell">
      <style:table-cell-properties fo:padding="0.097cm" fo:border="0.05pt solid #000000"/>
    </style:style>
    <style:style style:name="sprayer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sprayer.C2" style:family="table-cell">
      <style:table-cell-properties fo:padding="0.097cm" fo:border-left="0.05pt solid #000000" fo:border-right="0.05pt solid #000000" fo:border-top="none" fo:border-bottom="0.05pt solid #000000"/>
    </style:style>
    <style:style style:name="sprayer_5f_products_5f_doses" style:display-name="sprayer_products_doses" style:family="table">
      <style:table-properties style:width="7.461cm" table:align="margins"/>
    </style:style>
    <style:style style:name="sprayer_5f_products_5f_doses.A" style:display-name="sprayer_products_doses.A" style:family="table-column">
      <style:table-column-properties style:column-width="4.598cm" style:rel-column-width="40384*"/>
    </style:style>
    <style:style style:name="sprayer_5f_products_5f_doses.B" style:display-name="sprayer_products_doses.B" style:family="table-column">
      <style:table-column-properties style:column-width="2.863cm" style:rel-column-width="25151*"/>
    </style:style>
    <style:style style:name="sprayer_5f_products_5f_doses.A1" style:display-name="sprayer_products_doses.A1" style:family="table-cell">
      <style:table-cell-properties fo:padding="0.097cm" fo:border-left="none" fo:border-right="0.5pt solid #000000" fo:border-top="none" fo:border-bottom="none"/>
    </style:style>
    <style:style style:name="sprayer_5f_products_5f_doses.B1" style:display-name="sprayer_products_doses.B1" style:family="table-cell">
      <style:table-cell-properties fo:padding="0.097cm" fo:border="none"/>
    </style:style>
    <style:style style:name="sprayer_5f_products_5f_doses" style:display-name="sprayer_products_doses" style:family="table">
      <style:table-properties style:width="7.461cm" table:align="margins"/>
    </style:style>
    <style:style style:name="sprayer_5f_products_5f_doses.A" style:display-name="sprayer_products_doses.A" style:family="table-column">
      <style:table-column-properties style:column-width="4.598cm" style:rel-column-width="40384*"/>
    </style:style>
    <style:style style:name="sprayer_5f_products_5f_doses.B" style:display-name="sprayer_products_doses.B" style:family="table-column">
      <style:table-column-properties style:column-width="2.863cm" style:rel-column-width="25151*"/>
    </style:style>
    <style:style style:name="sprayer_5f_products_5f_doses.A1" style:display-name="sprayer_products_doses.A1" style:family="table-cell">
      <style:table-cell-properties fo:padding="0.097cm" fo:border-left="none" fo:border-right="0.5pt solid #000000" fo:border-top="none" fo:border-bottom="none"/>
    </style:style>
    <style:style style:name="sprayer_5f_products_5f_doses.B1" style:display-name="sprayer_products_doses.B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8pt" officeooo:paragraph-rsid="000de4d4" style:font-size-asian="8pt" style:font-size-complex="8pt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8pt" officeooo:paragraph-rsid="000bd2ae" style:font-size-asian="8pt" style:font-size-complex="8pt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8pt" officeooo:paragraph-rsid="00240ce4" style:font-size-asian="8pt" style:font-size-complex="8pt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8pt" officeooo:paragraph-rsid="0026701b" style:font-size-asian="8pt" style:font-size-complex="8pt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8pt" officeooo:paragraph-rsid="00268bd0" style:font-size-asian="8pt" style:font-size-complex="8pt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8pt" officeooo:rsid="000de4d4" officeooo:paragraph-rsid="000de4d4" style:font-size-asian="8pt" style:font-size-complex="8pt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8pt" officeooo:rsid="000de4d4" officeooo:paragraph-rsid="000f12fd" style:font-size-asian="8pt" style:font-size-complex="8pt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8pt" officeooo:paragraph-rsid="00ddd89a" style:font-size-asian="8pt" style:font-size-complex="8pt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8pt" officeooo:rsid="001ea1a2" officeooo:paragraph-rsid="00240ce4" style:font-size-asian="8pt" style:font-size-complex="8pt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8pt" officeooo:rsid="0026701b" officeooo:paragraph-rsid="0026701b" style:font-size-asian="8pt" style:font-size-complex="8pt"/>
    </style:style>
    <style:style style:name="P11" style:family="paragraph" style:parent-style-name="Standard">
      <style:text-properties style:font-name="Lato" fo:font-size="8pt" officeooo:rsid="0026701b" officeooo:paragraph-rsid="000de4d4" style:font-size-asian="8pt" style:font-size-complex="8pt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8pt" officeooo:rsid="0029c397" officeooo:paragraph-rsid="0029c397" style:font-size-asian="8pt" style:font-size-complex="8pt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8pt" officeooo:rsid="002cc9dc" officeooo:paragraph-rsid="002cc9dc" style:font-size-asian="8pt" style:font-size-complex="8pt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8pt" officeooo:rsid="002f90ee" officeooo:paragraph-rsid="002f90ee" style:font-size-asian="8pt" style:font-size-complex="8pt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8pt" officeooo:rsid="003d9b39" officeooo:paragraph-rsid="00240ce4" style:font-name-asian="DejaVu Sans Mono" style:font-size-asian="8pt" style:font-name-complex="Liberation Mono" style:font-size-complex="8pt"/>
    </style:style>
    <style:style style:name="P16" style:family="paragraph" style:parent-style-name="Standard">
      <style:text-properties style:font-name="Lato" fo:font-size="10pt" officeooo:paragraph-rsid="000bd2ae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ato" fo:font-size="8pt" fo:font-style="normal" fo:text-shadow="none" style:text-underline-style="none" fo:font-weight="normal" officeooo:paragraph-rsid="00ddd89a" style:font-size-asian="8pt" style:font-style-asian="normal" style:font-weight-asian="normal" style:font-size-complex="8pt" style:text-emphasize="none"/>
    </style:style>
    <style:style style:name="P18" style:family="paragraph" style:parent-style-name="Standard">
      <style:text-properties officeooo:paragraph-rsid="000bd2ae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officeooo:paragraph-rsid="00ddd89a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Lato" fo:font-size="8pt" fo:font-style="normal" fo:text-shadow="none" style:text-underline-style="none" fo:font-weight="normal" officeooo:paragraph-rsid="00ddd89a" style:font-size-asian="8pt" style:font-style-asian="normal" style:font-weight-asian="normal" style:font-size-complex="8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officeooo:paragraph-rsid="000bd2ae" style:font-size-asian="12pt" style:font-style-asian="normal" style:font-weight-asian="normal" style:font-size-complex="12pt" style:text-emphasize="none"/>
    </style:style>
    <style:style style:name="P22" style:family="paragraph" style:parent-style-name="Table_20_Contents">
      <style:paragraph-properties fo:text-align="center" style:justify-single-word="false"/>
      <style:text-properties style:font-name="Lato" fo:font-size="8pt" officeooo:rsid="00dc8c61" officeooo:paragraph-rsid="00ddd89a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Lato" fo:font-size="8pt" officeooo:paragraph-rsid="00e2d20b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Lato" fo:font-size="8pt" officeooo:rsid="00144782" officeooo:paragraph-rsid="00144782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Lato" fo:font-size="8pt" officeooo:rsid="001cc872" officeooo:paragraph-rsid="001cc872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Lato" fo:font-size="8pt" officeooo:rsid="0026701b" officeooo:paragraph-rsid="0026701b" style:font-size-asian="8pt" style:font-size-complex="8pt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officeooo:paragraph-rsid="00303daf"/>
    </style:style>
    <style:style style:name="T1" style:family="text">
      <style:text-properties officeooo:rsid="00d4c237"/>
    </style:style>
    <style:style style:name="T2" style:family="text">
      <style:text-properties officeooo:rsid="000f12fd"/>
    </style:style>
    <style:style style:name="T3" style:family="text">
      <style:text-properties officeooo:rsid="000f88e9"/>
    </style:style>
    <style:style style:name="T4" style:family="text">
      <style:text-properties officeooo:rsid="00240ce4"/>
    </style:style>
    <style:style style:name="T5" style:family="text">
      <style:text-properties officeooo:rsid="0026701b"/>
    </style:style>
    <style:style style:name="T6" style:family="text">
      <style:text-properties style:font-name="Lato" fo:font-size="8pt" style:font-size-asian="8pt" style:font-size-complex="8pt"/>
    </style:style>
    <style:style style:name="T7" style:family="text">
      <style:text-properties style:font-name="Lato" fo:font-size="8pt" officeooo:rsid="000f12fd" style:font-size-asian="8pt" style:font-size-complex="8pt"/>
    </style:style>
    <style:style style:name="T8" style:family="text">
      <style:text-properties style:font-name="Lato" fo:font-size="8pt" officeooo:rsid="00303daf" style:font-size-asian="8pt" style:font-size-complex="8pt"/>
    </style:style>
    <style:style style:name="T9" style:family="text">
      <style:text-properties style:font-name="Lato" fo:font-size="8pt" officeooo:rsid="000f88e9" style:font-size-asian="8pt" style:font-size-complex="8pt"/>
    </style:style>
    <style:style style:name="T10" style:family="text">
      <style:text-properties style:font-name="Lato" fo:font-size="8pt" officeooo:rsid="00321d6c" style:font-size-asian="8pt" style:font-size-complex="8pt"/>
    </style:style>
    <style:style style:name="Sect1" style:family="section">
      <style:section-properties fo:background-color="transparent" text:dont-balance-text-columns="true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background-image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able:table table:name="Tableau1" table:style-name="Tableau1">
          <table:table-column table:style-name="Tableau1.A"/>
          <table:table-column table:style-name="Tableau1.B"/>
          <table:table-row table:style-name="TableLine94901032996192">
            <table:table-cell table:style-name="Tableau1.A1" table:number-columns-spanned="2" office:value-type="string">
              <text:p text:style-name="P21">FICHE APPLICATEUR TRAITEMENT PHYTO</text:p>
            </table:table-cell>
            <table:covered-table-cell/>
          </table:table-row>
          <table:table-row table:style-name="Tableau1.2">
            <table:table-cell table:style-name="Tableau1.A2" office:value-type="string">
              <text:p text:style-name="P23">ACTIVITÉ : [ACTIVITY_NAME]</text:p>
            </table:table-cell>
            <table:table-cell table:style-name="Tableau1.B2" office:value-type="string">
              <text:p text:style-name="P23">TEL :</text:p>
            </table:table-cell>
          </table:table-row>
          <table:table-row table:style-name="Tableau1.3">
            <table:table-cell table:style-name="Tableau1.A3" table:number-columns-spanned="2" office:value-type="string">
              <text:p text:style-name="P23">ADRESSE :</text:p>
            </table:table-cell>
            <table:covered-table-cell/>
          </table:table-row>
          <table:table-row table:style-name="Tableau1.4">
            <table:table-cell table:style-name="Tableau1.A4" office:value-type="string">
              <text:p text:style-name="P24">SURFACE TOTALE : [TOTAL_AREA]</text:p>
            </table:table-cell>
            <table:table-cell table:style-name="Tableau1.B4" office:value-type="string">
              <text:p text:style-name="P23"/>
            </table:table-cell>
          </table:table-row>
        </table:table>
        <text:p text:style-name="Standard"/>
        <table:table table:name="Tableau2" table:style-name="Tableau2">
          <table:table-column table:style-name="Tableau2.A" table:number-columns-repeated="3"/>
          <table:table-row table:style-name="TableLine94901033088128">
            <table:table-cell table:style-name="Tableau2.A1" office:value-type="string">
              <text:p text:style-name="P8">DATE : <text:span text:style-name="T2">[DATE]</text:span></text:p>
            </table:table-cell>
            <table:table-cell table:style-name="Tableau2.A1" office:value-type="string">
              <text:p text:style-name="P19"><text:span text:style-name="T6">N° TRACTEUR : </text:span><text:span text:style-name="T10">[TRACTOR_NAME]</text:span></text:p>
            </table:table-cell>
            <table:table-cell table:style-name="Tableau2.A1" office:value-type="string">
              <text:p text:style-name="P27"><text:span text:style-name="T6">N° PULVE : </text:span><text:span text:style-name="T10">[SPRAYER_NAME]</text:span></text:p>
            </table:table-cell>
          </table:table-row>
          <table:table-row table:style-name="Tableau2.2">
            <table:table-cell table:style-name="Tableau2.A1" table:number-columns-spanned="3" office:value-type="string">
              <text:p text:style-name="P8">APPLICATEUR : <text:span text:style-name="T3">[WORKER_NAME]</text:span></text:p>
            </table:table-cell>
            <table:covered-table-cell/>
            <table:covered-table-cell/>
          </table:table-row>
        </table:table>
        <table:table table:name="working_periods" table:style-name="working_5f_periods">
          <table:table-column table:style-name="working_5f_periods.A"/>
          <table:table-column table:style-name="working_5f_periods.B"/>
          <table:table-row table:style-name="TableLine94901033123504">
            <table:table-cell table:style-name="working_5f_periods.A1" office:value-type="string">
              <text:p text:style-name="P17">DATES INTERV.</text:p>
            </table:table-cell>
            <table:table-cell table:style-name="working_5f_periods.B1" office:value-type="string">
              <text:p text:style-name="P17">HEURES EFFECT.</text:p>
            </table:table-cell>
          </table:table-row>
          <table:table-row table:style-name="TableLine94901033127840">
            <table:table-cell table:style-name="working_5f_periods.A2" office:value-type="string">
              <text:p text:style-name="P25">[STARTED_AT]</text:p>
            </table:table-cell>
            <table:table-cell table:style-name="working_5f_periods.B2" office:value-type="string">
              <text:p text:style-name="P25">[DURATION]</text:p>
            </table:table-cell>
          </table:table-row>
        </table:table>
        <table:table table:name="Tableau3" table:style-name="Tableau3">
          <table:table-column table:style-name="Tableau3.A"/>
          <table:table-column table:style-name="Tableau3.B"/>
          <table:table-row table:style-name="TableLine94901033129120">
            <table:table-cell table:style-name="Tableau3.A1" office:value-type="string">
              <text:p text:style-name="P20">TOTAL HEURES</text:p>
            </table:table-cell>
            <table:table-cell table:style-name="Tableau3.B1" office:value-type="string">
              <text:p text:style-name="P22">[TOTAL_DURATION]</text:p>
            </table:table-cell>
          </table:table-row>
        </table:table>
        <text:p text:style-name="P16"/>
      </text:section>
      <text:section text:style-name="Sect2" text:name="Section2">
        <table:table table:name="Tableau4" table:style-name="Tableau4">
          <table:table-column table:style-name="Tableau4.A"/>
          <table:table-row table:style-name="TableLine94901033134896">
            <table:table-cell table:style-name="Tableau4.A1" office:value-type="string">
              <text:p text:style-name="P15"><text:span text:style-name="T1">RÉ</text:span>GLAGE DE LA PULV<text:span text:style-name="T1">É</text:span>RISATIO<text:span text:style-name="T4">N</text:span></text:p>
            </table:table-cell>
          </table:table-row>
        </table:table>
        <table:table table:name="spraying_settings" table:style-name="spraying_5f_settings">
          <table:table-column table:style-name="spraying_5f_settings.A" table:number-columns-repeated="7"/>
          <table:table-column table:style-name="spraying_5f_settings.H"/>
          <table:table-row table:style-name="TableLine94901031724352">
            <table:table-cell table:style-name="spraying_5f_settings.A1" office:value-type="string">
              <text:p text:style-name="P3">APPAREIL</text:p>
            </table:table-cell>
            <table:table-cell table:style-name="spraying_5f_settings.A1" office:value-type="string">
              <text:p text:style-name="P3">COULEUR BUSES</text:p>
            </table:table-cell>
            <table:table-cell table:style-name="spraying_5f_settings.A1" office:value-type="string">
              <text:p text:style-name="P3">NB DE BUSES</text:p>
            </table:table-cell>
            <table:table-cell table:style-name="spraying_5f_settings.A1" office:value-type="string">
              <text:p text:style-name="P3">LARGEUR</text:p>
            </table:table-cell>
            <table:table-cell table:style-name="spraying_5f_settings.A1" office:value-type="string">
              <text:p text:style-name="P3">PRESSION</text:p>
            </table:table-cell>
            <table:table-cell table:style-name="spraying_5f_settings.A1" office:value-type="string">
              <text:p text:style-name="P3">KM/HEURE</text:p>
            </table:table-cell>
            <table:table-cell table:style-name="spraying_5f_settings.A1" office:value-type="string">
              <text:p text:style-name="P3">TOUR/MIN</text:p>
            </table:table-cell>
            <table:table-cell table:style-name="spraying_5f_settings.H1" office:value-type="string">
              <text:p text:style-name="P3">NB RANG<text:line-break/>COUVERT</text:p>
            </table:table-cell>
          </table:table-row>
          <table:table-row table:style-name="TableLine94901033155488">
            <table:table-cell table:style-name="spraying_5f_settings.A2" office:value-type="string">
              <text:p text:style-name="P9">[NAME]</text:p>
            </table:table-cell>
            <table:table-cell table:style-name="spraying_5f_settings.A2" office:value-type="string">
              <text:p text:style-name="P9">[NOZZLE_COLOR]</text:p>
            </table:table-cell>
            <table:table-cell table:style-name="spraying_5f_settings.A2" office:value-type="string">
              <text:p text:style-name="P9">[NOZZLE_COUNT]</text:p>
            </table:table-cell>
            <table:table-cell table:style-name="spraying_5f_settings.A2" office:value-type="string">
              <text:p text:style-name="P9">[WIDTH]</text:p>
            </table:table-cell>
            <table:table-cell table:style-name="spraying_5f_settings.A2" office:value-type="string">
              <text:p text:style-name="P9">[SPRAY_PRESSURE]</text:p>
            </table:table-cell>
            <table:table-cell table:style-name="spraying_5f_settings.A2" office:value-type="string">
              <text:p text:style-name="P9">[GROUND_SPEED]</text:p>
            </table:table-cell>
            <table:table-cell table:style-name="spraying_5f_settings.A2" office:value-type="string">
              <text:p text:style-name="P9">[ENGINE_SPEED]</text:p>
            </table:table-cell>
            <table:table-cell table:style-name="spraying_5f_settings.H2" office:value-type="string">
              <text:p text:style-name="P9">[ROW_COUNT]</text:p>
            </table:table-cell>
          </table:table-row>
        </table:table>
        <text:p text:style-name="P18"/>
      </text:section>
      <text:section text:style-name="Sect1" text:name="Section3">
        <table:table table:name="Tableau5" table:style-name="Tableau5">
          <table:table-column table:style-name="Tableau5.A"/>
          <table:table-row table:style-name="TableLine94901033158640">
            <table:table-cell table:style-name="Tableau5.A1" office:value-type="string">
              <text:p text:style-name="P5">INTERVENTION</text:p>
            </table:table-cell>
          </table:table-row>
        </table:table>
        <table:table table:name="intervention" table:style-name="intervention">
          <table:table-column table:style-name="intervention.A"/>
          <table:table-column table:style-name="intervention.B"/>
          <table:table-column table:style-name="intervention.A"/>
          <table:table-column table:style-name="intervention.D"/>
          <table:table-column table:style-name="intervention.E"/>
          <table:table-row table:style-name="TableLine94901033161424">
            <table:table-cell table:style-name="intervention.A1" office:value-type="string">
              <text:p text:style-name="P1">SUPERFICIE TOTALE <text:line-break/>TRAITEE</text:p>
            </table:table-cell>
            <table:table-cell table:style-name="intervention.A1" office:value-type="string">
              <text:p text:style-name="P1">VOLUME BOUILLIE / HECT</text:p>
            </table:table-cell>
            <table:table-cell table:style-name="intervention.A1" office:value-type="string">
              <text:p text:style-name="P1">VOLUME TOTAL DE BOUILLIE</text:p>
            </table:table-cell>
            <table:table-cell table:style-name="intervention.A1" office:value-type="string">
              <text:p text:style-name="P1">PRODUIT(S)</text:p>
            </table:table-cell>
            <table:table-cell table:style-name="intervention.E1" office:value-type="string">
              <text:p text:style-name="P1">DOSE</text:p>
            </table:table-cell>
          </table:table-row>
          <table:table-row table:style-name="TableLine94901033176192">
            <table:table-cell table:style-name="intervention.A2" office:value-type="string">
              <text:p text:style-name="P10">[WORKING_ZONE_AREA]</text:p>
            </table:table-cell>
            <table:table-cell table:style-name="intervention.A2" office:value-type="string">
              <text:p text:style-name="P14">[SPRAY_MIX_VOLUME_AREA_DENSITY]</text:p>
            </table:table-cell>
            <table:table-cell table:style-name="intervention.A2" office:value-type="string">
              <text:p text:style-name="P6">[TOTAL_SPRAY_MIX_VOLUME]</text:p>
            </table:table-cell>
            <table:table-cell table:style-name="intervention.D2" table:number-columns-spanned="2" office:value-type="string">
              <table:table table:name="intervention_products_doses" table:style-name="intervention_5f_products_5f_doses">
                <table:table-column table:style-name="intervention_5f_products_5f_doses.A"/>
                <table:table-column table:style-name="intervention_5f_products_5f_doses.B"/>
                <table:table-row table:style-name="TableLine94901033168784">
                  <table:table-cell table:style-name="intervention_5f_products_5f_doses.A1" office:value-type="string">
                    <text:p text:style-name="P10">[PRODUCT_NAME]</text:p>
                  </table:table-cell>
                  <table:table-cell table:style-name="intervention_5f_products_5f_doses.B1" office:value-type="string">
                    <text:p text:style-name="P10">[PRODUCT_DOSE]</text:p>
                  </table:table-cell>
                </table:table-row>
              </table:table>
              <text:p text:style-name="P10"/>
            </table:table-cell>
            <table:covered-table-cell/>
          </table:table-row>
        </table:table>
        <text:p text:style-name="P11"/>
        <text:p text:style-name="P16"/>
        <table:table table:name="Tableau6" table:style-name="Tableau6">
          <table:table-column table:style-name="Tableau6.A"/>
          <table:table-row table:style-name="TableLine94901033179200">
            <table:table-cell table:style-name="Tableau6.A1" office:value-type="string">
              <text:p text:style-name="P4">DOSE(S) POUR LE PULV<text:span text:style-name="T2">É</text:span>RISATEUR</text:p>
            </table:table-cell>
          </table:table-row>
        </table:table>
        <table:table table:name="sprayer" table:style-name="sprayer">
          <table:table-column table:style-name="sprayer.A"/>
          <table:table-column table:style-name="sprayer.B"/>
          <table:table-column table:style-name="sprayer.C"/>
          <table:table-column table:style-name="sprayer.D"/>
          <table:table-row table:style-name="TableLine94901033181152">
            <table:table-cell table:style-name="sprayer.A1" office:value-type="string">
              <text:p text:style-name="P2">N° DE PULV<text:span text:style-name="T5">É</text:span>RISATION</text:p>
            </table:table-cell>
            <table:table-cell table:style-name="sprayer.A1" office:value-type="string">
              <text:p text:style-name="P2">VOLUME BOUILLIE<text:line-break/>EMBARQU<text:span text:style-name="T5">É</text:span>E</text:p>
            </table:table-cell>
            <table:table-cell table:style-name="sprayer.A1" office:value-type="string">
              <text:p text:style-name="P2">PRODUIT(S)</text:p>
            </table:table-cell>
            <table:table-cell table:style-name="sprayer.D1" office:value-type="string">
              <text:p text:style-name="P2">QUANTIT<text:span text:style-name="T5">É</text:span></text:p>
            </table:table-cell>
          </table:table-row>
          <table:table-row table:style-name="TableLine94901033195824">
            <table:table-cell table:style-name="sprayer.A2" office:value-type="string">
              <text:p text:style-name="P12">[NAME]</text:p>
            </table:table-cell>
            <table:table-cell table:style-name="sprayer.A2" office:value-type="string">
              <text:p text:style-name="P13">[SPRAY_MIX_VOLUME]</text:p>
            </table:table-cell>
            <table:table-cell table:style-name="sprayer.C2" table:number-columns-spanned="2" office:value-type="string">
              <table:table table:name="sprayer_products_doses" table:style-name="sprayer_5f_products_5f_doses">
                <table:table-column table:style-name="sprayer_5f_products_5f_doses.A"/>
                <table:table-column table:style-name="sprayer_5f_products_5f_doses.B"/>
                <table:table-row table:style-name="TableLine94901033184512">
                  <table:table-cell table:style-name="sprayer_5f_products_5f_doses.A1" office:value-type="string">
                    <text:p text:style-name="P26">[PRODUCT_NAME]</text:p>
                  </table:table-cell>
                  <table:table-cell table:style-name="sprayer_5f_products_5f_doses.B1" office:value-type="string">
                    <text:p text:style-name="P26">[PRODUCT_DOSE]</text:p>
                  </table:table-cell>
                </table:table-row>
              </table:table>
              <text:p text:style-name="P7"/>
            </table:table-cell>
            <table:covered-table-cell/>
          </table:table-row>
        </table:table>
        <text:p text:style-name="P16"/>
      </text:section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7T14:13:44.065884954</meta:creation-date>
    <dc:date>2022-05-02T09:50:50.494721392</dc:date>
    <meta:editing-duration>PT49M46S</meta:editing-duration>
    <meta:editing-cycles>30</meta:editing-cycles>
    <meta:generator>LibreOffice/6.4.7.2$Linux_X86_64 LibreOffice_project/40$Build-2</meta:generator>
    <meta:document-statistic meta:table-count="12" meta:image-count="0" meta:object-count="0" meta:page-count="1" meta:paragraph-count="52" meta:word-count="98" meta:character-count="817" meta:non-whitespace-character-count="770"/>
  </office:meta>
</office:document-meta>
</file>